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52.92mm" fo:break-before="auto" style:use-optimal-row-height="tru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4.82mm" fo:break-before="auto" style:use-optimal-row-height="true"/>
    </style:style>
    <style:style style:name="ro11" style:family="table-row">
      <style:table-row-properties style:row-height="20.37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fo:wrap-option="wrap" fo:border="0.06pt solid #000000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9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fo:font-weight="normal" style:font-size-asian="7pt" style:font-weight-asian="normal" style:font-size-complex="7pt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1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wrap-option="wrap"/>
      <style:text-properties fo:color="#ce181e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color="#ce181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1. description" table:style-name="ta1">
        <table:table-column table:style-name="co1" table:default-cell-style-name="ce92"/>
        <table:table-column table:style-name="co1" table:number-columns-repeated="2" table:default-cell-style-name="ce96"/>
        <table:table-column table:style-name="co1" table:default-cell-style-name="ce92"/>
        <table:table-column table:style-name="co1" table:number-columns-repeated="1020" table:default-cell-style-name="Default"/>
        <table:table-row table:style-name="ro1">
          <table:table-cell table:style-name="ce89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2. environment” to start.</text:p>
          </table:table-cell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covered-table-cell table:style-name="ce2"/>
          <table:covered-table-cell table:number-columns-repeated="2" table:style-name="ce5"/>
          <table:covered-table-cell table:style-name="ce2"/>
          <table:table-cell table:number-columns-repeated="1020"/>
        </table:table-row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this must be executed on database Node1 only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5" office:value-type="string" calcext:value-type="string">
            <text:p>this should be executed on database Node2 onl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95" office:value-type="string" calcext:value-type="string" table:number-columns-spanned="2" table:number-rows-spanned="1">
            <text:p>this must be executed on both nodes</text:p>
          </table:table-cell>
          <table:covered-table-cell table:style-name="ce5"/>
          <table:table-cell table:style-name="ce2" office:value-type="string" calcext:value-type="string">
            <text:p>ouptut should be empt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nvironment" table:style-name="ta1">
        <table:table-column table:style-name="co1" table:default-cell-style-name="ce13"/>
        <table:table-column table:style-name="co1" table:number-columns-repeated="2" table:default-cell-style-name="ce20"/>
        <table:table-column table:style-name="co1" table:default-cell-style-name="ce30"/>
        <table:table-column table:style-name="co1" table:number-columns-repeated="1019" table:default-cell-style-name="ce92"/>
        <table:table-column table:style-name="co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124" table:number-columns-repeated="1019"/>
          <table:table-cell table:style-name="ce127"/>
        </table:table-row>
        <table:table-row table:style-name="ro3">
          <table:table-cell table:style-name="ce98" office:value-type="string" calcext:value-type="string">
            <text:p>what OS is this</text:p>
          </table:table-cell>
          <table:table-cell table:style-name="ce15" office:value-type="string" calcext:value-type="string" table:number-columns-spanned="2" table:number-rows-spanned="1">
            <text:p>rpm --query centos-release</text:p>
          </table:table-cell>
          <table:covered-table-cell table:style-name="ce15"/>
          <table:table-cell table:style-name="ce116" office:value-type="string" calcext:value-type="string">
            <text:p>it should report:</text:p>
            <text:p>centos-release-7-6.1810.2.el7.centos.x86_64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disable selinux</text:p>
          </table:table-cell>
          <table:table-cell table:style-name="ce104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top and disable firewall</text:p>
          </table:table-cell>
          <table:table-cell table:style-name="ce15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9" office:value-type="string" calcext:value-type="string">
            <text:p>make sure firewall is off</text:p>
          </table:table-cell>
          <table:table-cell table:style-name="ce105" office:value-type="string" calcext:value-type="string" table:number-columns-spanned="2" table:number-rows-spanned="1">
            <text:p>systemctl status firewalld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update system</text:p>
          </table:table-cell>
          <table:table-cell table:style-name="ce15" office:value-type="string" calcext:value-type="string" table:number-columns-spanned="2" table:number-rows-spanned="1">
            <text:p>yum -y update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install time daemon</text:p>
          </table:table-cell>
          <table:table-cell table:style-name="ce15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t correct timezone</text:p>
          </table:table-cell>
          <table:table-cell table:style-name="ce15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check if time is OK</text:p>
          </table:table-cell>
          <table:table-cell table:style-name="ce15" office:value-type="string" calcext:value-type="string" table:number-columns-spanned="2" table:number-rows-spanned="1">
            <text:p>date 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install conveniences</text:p>
          </table:table-cell>
          <table:table-cell table:style-name="ce15" office:value-type="string" calcext:value-type="string" table:number-columns-spanned="2" table:number-rows-spanned="1">
            <text:p>yum -y install vim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4">
          <table:table-cell table:style-name="ce98" office:value-type="string" calcext:value-type="string">
            <text:p>install mariaDB repo</text:p>
          </table:table-cell>
          <table:table-cell table:style-name="ce15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15"/>
          <table:table-cell table:style-name="ce116" office:value-type="string" calcext:value-type="string">
            <text:p>http://downloads.mariadb.org/mariadb/repositories/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reload all repositories and flush cache</text:p>
          </table:table-cell>
          <table:table-cell table:style-name="ce106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Default"/>
          <table:table-cell table:style-name="ce116"/>
          <table:table-cell table:style-name="ce125" table:number-columns-repeated="1019"/>
          <table:table-cell table:style-name="ce128"/>
        </table:table-row>
        <table:table-row table:style-name="ro5">
          <table:table-cell table:style-name="ce98" office:value-type="string" calcext:value-type="string">
            <text:p>install mariadb-server and client</text:p>
          </table:table-cell>
          <table:table-cell table:style-name="ce15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15"/>
          <table:table-cell table:style-name="ce116" office:value-type="string" calcext:value-type="string">
            <text:p>to this point there is no password for mysql user ‘root’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e the current status of database engine</text:p>
          </table:table-cell>
          <table:table-cell table:style-name="ce15" office:value-type="string" calcext:value-type="string" table:number-columns-spanned="2" table:number-rows-spanned="1">
            <text:p>systemctl status mariadb</text:p>
          </table:table-cell>
          <table:covered-table-cell table:style-name="ce15"/>
          <table:table-cell table:style-name="ce116" office:value-type="string" calcext:value-type="string">
            <text:p>it should be dead (not running)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make sure the database is not running</text:p>
          </table:table-cell>
          <table:table-cell table:style-name="ce15" office:value-type="string" calcext:value-type="string" table:number-columns-spanned="2" table:number-rows-spanned="1">
            <text:p>systemctl stop mariadb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disable at startup</text:p>
          </table:table-cell>
          <table:table-cell table:style-name="ce15" office:value-type="string" calcext:value-type="string" table:number-columns-spanned="2" table:number-rows-spanned="1">
            <text:p>systemctl disable mariadb mysql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t the right hostname</text:p>
          </table:table-cell>
          <table:table-cell table:style-name="ce15" office:value-type="string" calcext:value-type="string" table:number-columns-spanned="2" table:number-rows-spanned="1">
            <text:p>nmtui</text:p>
          </table:table-cell>
          <table:covered-table-cell table:style-name="ce15"/>
          <table:table-cell table:style-name="ce116" office:value-type="string" calcext:value-type="string">
            <text:p>set db1.org.lan for node1</text:p>
          </table:table-cell>
          <table:table-cell table:style-name="ce125" table:number-columns-repeated="1019"/>
          <table:table-cell table:style-name="ce128"/>
        </table:table-row>
        <table:table-row table:style-name="ro6">
          <table:table-cell table:style-name="ce100"/>
          <table:table-cell table:style-name="ce15" office:value-type="string" calcext:value-type="string" table:number-columns-spanned="2" table:number-rows-spanned="1">
            <text:p>poweroff</text:p>
          </table:table-cell>
          <table:covered-table-cell table:style-name="ce15"/>
          <table:table-cell table:style-name="ce117" office:value-type="string" calcext:value-type="string">
            <text:p>if the whole procedure was not executed on both nodes then now it is time to clone database Node1 into database Node2</text:p>
          </table:table-cell>
          <table:table-cell table:style-name="ce125" table:number-columns-repeated="1019"/>
          <table:table-cell table:style-name="ce128"/>
        </table:table-row>
        <table:table-row table:style-name="ro1" table:number-rows-repeated="34">
          <table:table-cell table:style-name="Default"/>
          <table:table-cell table:style-name="ce107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31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9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114"/>
          <table:table-cell table:number-columns-repeated="1021"/>
        </table:table-row>
        <table:table-row table:style-name="ro1">
          <table:table-cell table:number-columns-repeated="3"/>
          <table:table-cell table:style-name="ce31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120"/>
          <table:table-cell table:number-columns-repeated="1020"/>
        </table:table-row>
        <table:table-row table:style-name="ro1">
          <table:table-cell table:style-name="ce102"/>
          <table:table-cell table:style-name="ce110" table:number-columns-repeated="2"/>
          <table:table-cell table:style-name="ce31"/>
          <table:table-cell table:style-name="ce126" table:number-columns-repeated="1019"/>
          <table:table-cell table:style-name="ce129"/>
        </table:table-row>
        <table:table-row table:style-name="ro1">
          <table:table-cell table:number-columns-repeated="3"/>
          <table:table-cell table:style-name="ce1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number-columns-repeated="1022"/>
        </table:table-row>
        <table:table-row table:style-name="ro1">
          <table:table-cell/>
          <table:table-cell table:style-name="ce111"/>
          <table:table-cell/>
          <table:table-cell table:style-name="ce122"/>
          <table:table-cell table:number-columns-repeated="1020"/>
        </table:table-row>
        <table:table-row table:style-name="ro1">
          <table:table-cell/>
          <table:table-cell table:style-name="ce111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123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12" table:number-columns-repeated="2"/>
          <table:table-cell table:number-columns-repeated="1021"/>
        </table:table-row>
        <table:table-row table:style-name="ro1">
          <table:table-cell/>
          <table:table-cell table:style-name="ce112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31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3"/>
          <table:table-cell table:style-name="ce115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server id" table:style-name="ta1">
        <table:table-column table:style-name="co1" table:default-cell-style-name="Default"/>
        <table:table-column table:style-name="co1" table:number-columns-repeated="2" table:default-cell-style-name="ce107"/>
        <table:table-column table:style-name="co1" table:number-columns-repeated="102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configure hostname</text:p>
          </table:table-cell>
          <table:table-cell table:style-name="ce15" office:value-type="string" calcext:value-type="string" table:number-columns-spanned="2" table:number-rows-spanned="1">
            <text:p>nmtui</text:p>
          </table:table-cell>
          <table:covered-table-cell table:style-name="ce15"/>
          <table:table-cell table:style-name="ce116"/>
          <table:table-cell table:style-name="ce125" table:number-columns-repeated="1019"/>
          <table:table-cell table:style-name="ce128"/>
        </table:table-row>
        <table:table-row table:style-name="ro5">
          <table:table-cell table:style-name="ce98" office:value-type="string" calcext:value-type="string">
            <text:p>observe the hostname</text:p>
          </table:table-cell>
          <table:table-cell table:style-name="ce15" office:value-type="string" calcext:value-type="string" table:number-columns-spanned="2" table:number-rows-spanned="1">
            <text:p>hostname</text:p>
          </table:table-cell>
          <table:covered-table-cell table:style-name="ce15"/>
          <table:table-cell table:style-name="ce79" office:value-type="string" calcext:value-type="string">
            <text:p>make sure the node1 reports db1.org.lan and node2 reports db2.org.lan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130" office:value-type="string" calcext:value-type="string">
            <text:p>make sure the service is not running</text:p>
          </table:table-cell>
          <table:table-cell table:style-name="ce43" office:value-type="string" calcext:value-type="string" table:number-columns-spanned="2" table:number-rows-spanned="1">
            <text:p>ps aux|grep [m]ysql</text:p>
          </table:table-cell>
          <table:covered-table-cell table:style-name="ce43" office:value-type="string" calcext:value-type="string">
            <text:p>systemctl status maridb</text:p>
          </table:covered-table-cell>
          <table:table-cell table:style-name="ce135" office:value-type="string" calcext:value-type="string">
            <text:p>it can report, a service “mysql” are serving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stop the mysql service</text:p>
          </table:table-cell>
          <table:table-cell table:style-name="ce15" office:value-type="string" calcext:value-type="string" table:number-columns-spanned="2" table:number-rows-spanned="1">
            <text:p>systemctl stop mysql</text:p>
          </table:table-cell>
          <table:covered-table-cell table:style-name="ce43" office:value-type="string" calcext:value-type="string">
            <text:p>systemctl stop maridb</text:p>
          </table:covered-table-cell>
          <table:table-cell table:style-name="ce135"/>
          <table:table-cell table:style-name="ce92" table:number-columns-repeated="1019"/>
          <table:table-cell/>
        </table:table-row>
        <table:table-row table:style-name="ro7">
          <table:table-cell table:style-name="ce130" office:value-type="string" calcext:value-type="string">
            <text:p>make sure there are no mysql processes running</text:p>
          </table:table-cell>
          <table:table-cell table:style-name="ce43" office:value-type="string" calcext:value-type="string" table:number-columns-spanned="2" table:number-rows-spanned="1">
            <text:p>ps aux|grep [m]ysql</text:p>
          </table:table-cell>
          <table:covered-table-cell table:style-name="ce43"/>
          <table:table-cell table:style-name="ce135" office:value-type="string" calcext:value-type="string">
            <text:p>the output should be clear. Do not continue if not</text:p>
          </table:table-cell>
          <table:table-cell table:style-name="ce92" table:number-columns-repeated="1019"/>
          <table:table-cell/>
        </table:table-row>
        <table:table-row table:style-name="ro7">
          <table:table-cell table:style-name="ce130" office:value-type="string" calcext:value-type="string">
            <text:p>if you did some tweaking in my.cnf then remove log files</text:p>
          </table:table-cell>
          <table:table-cell table:style-name="ce43" office:value-type="string" calcext:value-type="string" table:number-columns-spanned="2" table:number-rows-spanned="1">
            <text:p>rm -rf /var/lib/mysql/ib_logfile*</text:p>
          </table:table-cell>
          <table:covered-table-cell table:style-name="ce43" office:value-type="string" calcext:value-type="string">
            <text:p>rm -rf /var/lib/mysql/ib_logfile*</text:p>
          </table:covered-table-cell>
          <table:table-cell table:style-name="ce136" office:value-type="string" calcext:value-type="string">
            <text:p>maridb service must be offline, otherwise there will be problems in future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backup original server conf</text:p>
          </table:table-cell>
          <table:table-cell table:style-name="ce132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ake sure the backup is there</text:p>
          </table:table-cell>
          <table:table-cell table:style-name="ce43" office:value-type="string" calcext:value-type="string" table:number-columns-spanned="2" table:number-rows-spanned="1">
            <text:p>ls -1 /etc/my.cnf.d/server.cnf*</text:p>
          </table:table-cell>
          <table:covered-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8">
          <table:table-cell table:style-name="ce130" office:value-type="string" calcext:value-type="string">
            <text:p>install new config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135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the content</text:p>
          </table:table-cell>
          <table:table-cell table:style-name="ce43" office:value-type="string" calcext:value-type="string" table:number-columns-spanned="2" table:number-rows-spanned="1">
            <text:p>cat /etc/my.cnf.d/server.cnf</text:p>
          </table:table-cell>
          <table:covered-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start the maridb server</text:p>
          </table:table-cell>
          <table:table-cell table:style-name="ce43" office:value-type="string" calcext:value-type="string" table:number-columns-spanned="2" table:number-rows-spanned="1">
            <text:p>systemctl start mariadb</text:p>
          </table:table-cell>
          <table:covered-table-cell table:style-name="ce43"/>
          <table:table-cell table:style-name="ce135" office:value-type="string" calcext:value-type="string">
            <text:p>ps aux|grep [m]ysql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status</text:p>
          </table:table-cell>
          <table:table-cell table:style-name="ce43" office:value-type="string" calcext:value-type="string" table:number-columns-spanned="2" table:number-rows-spanned="1">
            <text:p>systemctl status mariadb</text:p>
          </table:table-cell>
          <table:covered-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nable at startup</text:p>
          </table:table-cell>
          <table:table-cell table:style-name="ce43" office:value-type="string" calcext:value-type="string" table:number-columns-spanned="2" table:number-rows-spanned="1">
            <text:p>systemctl enable mariadb</text:p>
          </table:table-cell>
          <table:covered-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5">
          <table:table-cell table:style-name="ce130" office:value-type="string" calcext:value-type="string">
            <text:p>check if the database understand the server id’s</text:p>
          </table:table-cell>
          <table:table-cell table:style-name="ce43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43" office:value-type="string" calcext:value-type="string">
            <text:p>mysql &lt;&lt;&lt; 'show variables like "server_id";'</text:p>
          </table:covered-table-cell>
          <table:table-cell table:style-name="ce136" office:value-type="string" calcext:value-type="string">
            <text:p>this must be different on each node</text:p>
          </table:table-cell>
          <table:table-cell table:style-name="ce92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ackup and import" table:style-name="ta1">
        <table:table-column table:style-name="co1" table:default-cell-style-name="Default"/>
        <table:table-column table:style-name="co1" table:number-columns-repeated="2" table:default-cell-style-name="ce107"/>
        <table:table-column table:style-name="co1" table:number-columns-repeated="102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92" table:number-columns-repeated="1019"/>
          <table:table-cell/>
        </table:table-row>
        <table:table-row table:style-name="ro5">
          <table:table-cell table:style-name="ce130" office:value-type="string" calcext:value-type="string">
            <text:p>set the existing tables in read only mode.</text:p>
          </table:table-cell>
          <table:table-cell table:style-name="ce43" office:value-type="string" calcext:value-type="string">
            <text:p>mysql &lt;&lt;&lt; 'FLUSH TABLES WITH READ LOCK;'</text:p>
          </table:table-cell>
          <table:table-cell table:style-name="ce43"/>
          <table:table-cell table:style-name="ce136" office:value-type="string" calcext:value-type="string">
            <text:p>This will not apply for new tables. We will remove read only at the end of instruction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ove to home dir</text:p>
          </table:table-cell>
          <table:table-cell table:style-name="ce43" office:value-type="string" calcext:value-type="string">
            <text:p>cd</text:p>
          </table:table-cell>
          <table: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create backup</text:p>
          </table:table-cell>
          <table:table-cell table:style-name="ce43" office:value-type="string" calcext:value-type="string">
            <text:p>mysqldump --master-data --gtid \</text:p>
            <text:p>--all-databases &gt; backup.sql</text:p>
          </table:table-cell>
          <table: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push backup to second node</text:p>
          </table:table-cell>
          <table:table-cell table:style-name="ce43" office:value-type="string" calcext:value-type="string">
            <text:p>scp ~/backup.sql root@10.1.10.12:~</text:p>
          </table:table-cell>
          <table: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nter root pasword for second node</text:p>
          </table:table-cell>
          <table:table-cell table:style-name="ce43" office:value-type="string" calcext:value-type="string">
            <text:p>zabbix</text:p>
          </table:table-cell>
          <table:table-cell table:style-name="ce43"/>
          <table:table-cell table:style-name="ce135"/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test if we can access node1</text:p>
          </table:table-cell>
          <table:table-cell table:style-name="ce43"/>
          <table:table-cell table:style-name="ce43" office:value-type="string" calcext:value-type="string">
            <text:p>mysql -ureplicator -preplicator \</text:p>
            <text:p>-h10.1.10.11</text:p>
          </table:table-cell>
          <table:table-cell table:style-name="ce136" office:value-type="string" calcext:value-type="string">
            <text:p>it should not!</text:p>
          </table:table-cell>
          <table:table-cell table:style-name="ce92" table:number-columns-repeated="1019"/>
          <table:table-cell/>
        </table:table-row>
        <table:table-row table:style-name="ro3">
          <table:table-cell table:style-name="ce130" office:value-type="string" calcext:value-type="string">
            <text:p>allow second node to be able to connect to first</text:p>
          </table:table-cell>
          <table:table-cell table:style-name="ce132" office:value-type="string" calcext:value-type="string">
            <text:p>mysql &lt;&lt;&lt; 'GRANT REPLICATION SLAVE ON *.* \</text:p>
            <text:p>TO "replicator"@"10.1.10.12" \</text:p>
            <text:p>identified by "replicator"; FLUSH PRIVILEGES;'</text:p>
          </table:table-cell>
          <table:table-cell table:style-name="ce43"/>
          <table:table-cell table:style-name="ce135" office:value-type="string" calcext:value-type="string">
            <text:p>assign permissions for user ‘replicator’ to be able to access all databases from 10.1.10.12</text:p>
          </table:table-cell>
          <table:table-cell table:style-name="ce92" table:number-columns-repeated="1019"/>
          <table:table-cell/>
        </table:table-row>
        <table:table-row table:style-name="ro3">
          <table:table-cell table:style-name="ce130"/>
          <table:table-cell table:style-name="ce132" office:value-type="string" calcext:value-type="string">
            <text:p>mysql &lt;&lt;&lt; 'GRANT REPLICATION SLAVE ON *.* \</text:p>
            <text:p>TO "replicator"@"db2.org.lan" \</text:p>
            <text:p>identified by "replicator"; FLUSH PRIVILEGES;'</text:p>
          </table:table-cell>
          <table:table-cell table:style-name="ce43"/>
          <table:table-cell table:style-name="ce135" office:value-type="string" calcext:value-type="string">
            <text:p>assign permissions for user ‘replicator’ to be able to access all databases from db2.org.lan</text:p>
          </table:table-cell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test if we can access node1</text:p>
          </table:table-cell>
          <table:table-cell table:style-name="ce43"/>
          <table:table-cell table:style-name="ce43" office:value-type="string" calcext:value-type="string">
            <text:p>mysql -ureplicator -preplicator \</text:p>
            <text:p>-h10.1.10.11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xit the database client</text:p>
          </table:table-cell>
          <table:table-cell table:style-name="ce43"/>
          <table:table-cell table:style-name="ce43" office:value-type="string" calcext:value-type="string">
            <text:p>exit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ove to home dir</text:p>
          </table:table-cell>
          <table:table-cell table:style-name="ce43"/>
          <table:table-cell table:style-name="ce43" office:value-type="string" calcext:value-type="string">
            <text:p>cd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if basckup.sql was received</text:p>
          </table:table-cell>
          <table:table-cell table:style-name="ce43"/>
          <table:table-cell table:style-name="ce43" office:value-type="string" calcext:value-type="string">
            <text:p>ls -lh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restore from backup</text:p>
          </table:table-cell>
          <table:table-cell table:style-name="ce43"/>
          <table:table-cell table:style-name="ce43" office:value-type="string" calcext:value-type="string">
            <text:p>cat backup.sql | mysql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slave conf" table:style-name="ta1">
        <table:table-column table:style-name="co1" table:default-cell-style-name="ce130"/>
        <table:table-column table:style-name="co1" table:number-columns-repeated="2" table:default-cell-style-name="ce43"/>
        <table:table-column table:style-name="co1" table:default-cell-style-name="ce136"/>
        <table:table-column table:style-name="co1" table:number-columns-repeated="1019" table:default-cell-style-name="ce92"/>
        <table:table-column table:style-name="co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style-name="ce135"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who is boss</text:p>
          </table:table-cell>
          <table:table-cell/>
          <table:table-cell table:style-name="ce132" office:value-type="string" calcext:value-type="string">
            <text:p>mysql &lt;&lt;&lt; 'CHANGE MASTER TO \</text:p>
            <text:p>master_host="10.1.10.11", \</text:p>
            <text:p>master_port=3306, \</text:p>
            <text:p>master_user="replicator", \</text:p>
            <text:p>master_password="replicator", \</text:p>
            <text:p>master_use_gtid=slave_pos;'</text:p>
          </table:table-cell>
          <table:table-cell table:style-name="ce135"/>
          <table:table-cell table:number-columns-repeated="1020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style-name="ce135"/>
          <table:table-cell table:number-columns-repeated="1020"/>
        </table:table-row>
        <table:table-row table:style-name="ro1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10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style-name="ce135"/>
          <table:table-cell table:number-columns-repeated="1020"/>
        </table:table-row>
        <table:table-row table:style-name="ro12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\</text:p>
            <text:p>character set utf8 collate utf8_bin;'</text:p>
          </table:table-cell>
          <table:table-cell/>
          <table:table-cell office:value-type="string" calcext:value-type="string">
            <text:p>if you run this command on second node (node2) then everything is messed up. You have to start all over by restoring dump on node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ssign permissions for back-end server</text:p>
          </table:table-cell>
          <table:table-cell table:style-name="ce132" office:value-type="string" calcext:value-type="string">
            <text:p>mysql &lt;&lt;&lt; 'grant all privileges \</text:p>
            <text:p>on zabbix.* to "zbx_back"@"10.1.10.21" \</text:p>
            <text:p>identified by "zabbix";flush privileges;'</text:p>
          </table:table-cell>
          <table:table-cell/>
          <table:table-cell office:value-type="string" calcext:value-type="string">
            <text:p>10.1.10.21 will be adress for back-end server node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f we are planing HA for back-end then set second address</text:p>
          </table:table-cell>
          <table:table-cell table:style-name="ce132" office:value-type="string" calcext:value-type="string">
            <text:p>mysql &lt;&lt;&lt; 'grant all privileges \</text:p>
            <text:p>on zabbix.* to "zbx_back"@"10.1.10.22" \</text:p>
            <text:p>identified by "zabbix";flush privileges;'</text:p>
          </table:table-cell>
          <table:table-cell/>
          <table:table-cell office:value-type="string" calcext:value-type="string">
            <text:p>10.1.10.22 is second node of back-end server node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ssign permissions for front-end server</text:p>
          </table:table-cell>
          <table:table-cell table:style-name="ce132" office:value-type="string" calcext:value-type="string">
            <text:p>mysql &lt;&lt;&lt; 'grant all privileges \</text:p>
            <text:p>on zabbix.* to "zbx_web"@"10.1.10.31" \</text:p>
            <text:p>identified by "zabbix";flush privileges;'</text:p>
          </table:table-cell>
          <table:table-cell/>
          <table:table-cell office:value-type="string" calcext:value-type="string">
            <text:p>10.1.10.31 will be adress for front-end server node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f we are planing HA for front-end then set second address</text:p>
          </table:table-cell>
          <table:table-cell table:style-name="ce132" office:value-type="string" calcext:value-type="string">
            <text:p>mysql &lt;&lt;&lt; 'grant all privileges \</text:p>
            <text:p>on zabbix.* to "zbx_web"@"10.1.10.32" \</text:p>
            <text:p>identified by "zabbix";flush privileges;'</text:p>
          </table:table-cell>
          <table:table-cell/>
          <table:table-cell office:value-type="string" calcext:value-type="string">
            <text:p>10.1.10.32 will be adress for front-end server node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ce100"/>
          <table:table-cell table:style-name="ce132" office:value-type="string" calcext:value-type="string">
            <text:p>mysql &lt;&lt;&lt; 'show databases;' | grep zabbix</text:p>
          </table:table-cell>
          <table:table-cell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/>
          <table:table-cell table:style-name="ce13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2:20:34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6T22:23:13.122000000</dc:date>
    <meta:editing-duration>PT12H23M14S</meta:editing-duration>
    <meta:editing-cycles>74</meta:editing-cycles>
    <meta:generator>LibreOffice/6.0.4.2$Windows_X86_64 LibreOffice_project/9b0d9b32d5dcda91d2f1a96dc04c645c450872bf</meta:generator>
    <meta:document-statistic meta:table-count="5" meta:cell-count="165" meta:object-count="0"/>
  </office:meta>
</office:document-meta>
</file>